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17700002491000018FB87A6902A.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ArialMT" svg:font-family="ArialMT"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orphans="2" fo:widows="2"/>
      <style:text-properties style:font-name="Times New Roman" fo:font-size="10.5pt" style:font-size-asian="10.5pt" style:font-size-complex="10.5pt"/>
    </style:style>
    <style:style style:name="P3" style:family="paragraph" style:parent-style-name="bullet">
      <style:paragraph-properties loext:contextual-spacing="false" fo:margin-top="0cm" fo:margin-bottom="0.176cm" fo:orphans="2" fo:widows="2"/>
    </style:style>
    <style:style style:name="P4" style:family="paragraph" style:parent-style-name="bullet">
      <style:paragraph-properties loext:contextual-spacing="false" fo:margin-top="0cm" fo:margin-bottom="0.176cm" fo:text-align="start" style:justify-single-word="false" fo:orphans="2" fo:widows="2"/>
    </style:style>
    <style:style style:name="P5" style:family="paragraph" style:parent-style-name="Standard">
      <style:paragraph-properties loext:contextual-spacing="false" fo:margin-top="0cm" fo:margin-bottom="2.54cm" style:line-height-at-least="0.353cm" fo:orphans="2" fo:widows="2"/>
    </style:style>
    <style:style style:name="P6" style:family="paragraph" style:parent-style-name="Standard">
      <style:paragraph-properties loext:contextual-spacing="false" fo:margin-top="0.423cm" fo:margin-bottom="0cm" style:line-height-at-least="0.353cm" fo:orphans="2" fo:widows="2" fo:keep-with-next="always"/>
    </style:style>
    <style:style style:name="P7" style:family="paragraph" style:parent-style-name="Standard">
      <style:paragraph-properties loext:contextual-spacing="false" fo:margin-top="0.141cm" fo:margin-bottom="0cm" style:line-height-at-least="0.353cm" fo:orphans="2" fo:widows="2" fo:keep-with-next="always"/>
    </style:style>
    <style:style style:name="P8" style:family="paragraph" style:parent-style-name="Standard">
      <style:paragraph-properties loext:contextual-spacing="false" fo:margin-top="0cm" fo:margin-bottom="0.247cm" fo:line-height="100%" fo:text-align="justify" style:justify-single-word="false" fo:orphans="2" fo:widows="2" fo:padding="0cm" fo:border="none"/>
    </style:style>
    <style:style style:name="P9" style:family="paragraph" style:parent-style-name="Standard">
      <style:paragraph-properties loext:contextual-spacing="false" fo:margin-top="0cm" fo:margin-bottom="0cm" fo:orphans="2" fo:widows="2"/>
    </style:style>
    <style:style style:name="P10" style:family="paragraph" style:parent-style-name="sectionheading">
      <style:paragraph-properties loext:contextual-spacing="false" fo:margin-top="0.106cm" fo:margin-bottom="0.141cm" fo:orphans="2" fo:widows="2"/>
    </style:style>
    <style:style style:name="P11" style:family="paragraph" style:parent-style-name="sectionheading">
      <style:paragraph-properties loext:contextual-spacing="false" fo:margin-top="0.071cm" fo:margin-bottom="0.141cm" fo:orphans="2" fo:widows="2"/>
    </style:style>
    <style:style style:name="P12" style:family="paragraph" style:parent-style-name="Heading_20_1" style:master-page-name="Standard">
      <style:paragraph-properties loext:contextual-spacing="false" fo:margin-top="0cm" fo:margin-bottom="0cm" fo:orphans="2" fo:widows="2" style:page-number="auto"/>
    </style:style>
    <style:style style:name="P13" style:family="paragraph" style:parent-style-name="Heading_20_3">
      <style:paragraph-properties loext:contextual-spacing="false" fo:margin-top="0cm" fo:margin-bottom="0.176cm" fo:orphans="2" fo:widows="2"/>
    </style:style>
    <style:style style:name="P14" style:family="paragraph" style:parent-style-name="Heading_20_3">
      <style:paragraph-properties loext:contextual-spacing="false" fo:margin-top="0.106cm" fo:margin-bottom="0.176cm" fo:orphans="2" fo:widows="2"/>
    </style:style>
    <style:style style:name="P15"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16" style:family="paragraph" style:parent-style-name="figureHead">
      <style:paragraph-properties fo:margin-left="0cm" fo:margin-right="0cm" fo:orphans="2" fo:widows="2" fo:text-indent="0cm" style:auto-text-indent="false"/>
      <style:text-properties fo:font-size="12pt" fo:font-weight="bold" style:font-size-asian="12pt" style:font-weight-asian="bold" style:font-size-complex="12pt" style:font-weight-complex="bold"/>
    </style:style>
    <style:style style:name="P17" style:family="paragraph" style:parent-style-name="Heading_20_2">
      <style:paragraph-properties loext:contextual-spacing="false" fo:margin-top="0cm" fo:margin-bottom="0.247cm" fo:orphans="2" fo:widows="2"/>
    </style:style>
    <style:style style:name="P18"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color="#262626" style:text-outline="false" fo:letter-spacing="normal" style:letter-kerning="false" style:font-name-asian="ArialMT" style:font-name-complex="ArialMT"/>
    </style:style>
    <style:style style:name="T6" style:family="text">
      <style:text-properties fo:color="#262626" style:text-outline="false" style:font-name="Courier New1" fo:letter-spacing="normal" style:letter-kerning="false" style:font-name-asian="ArialMT" style:font-name-complex="ArialMT"/>
    </style:style>
    <style:style style:name="T7" style:family="text">
      <style:text-properties fo:color="#262626" style:text-outline="false" style:font-name="Times New Roman" fo:letter-spacing="normal" style:letter-kerning="false" style:font-name-asian="ArialMT" style:font-name-complex="ArialMT"/>
    </style:style>
    <style:style style:name="T8" style:family="text">
      <style:text-properties style:font-name="Times New Roman"/>
    </style:style>
    <style:style style:name="T9" style:family="text">
      <style:text-properties style:font-name="Courier New1"/>
    </style:style>
    <style:style style:name="fr1" style:family="graphic" style:parent-style-name="Frame">
      <style:graphic-properties fo:margin-left="-0.002cm" fo:margin-right="-0.002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8" svg:width="16.509cm" svg:height="0.343cm" svg:x="-6.033cm" svg:y="0cm">
        <draw:image xlink:href="Pictures/20000009000025F9000000C960F96591.wmf" xlink:type="simple" xlink:show="embed" xlink:actuate="onLoad">
          <text:p/>
        </draw:image>
      </draw:frame>
      <draw:frame text:anchor-type="page" text:anchor-page-number="1" draw:z-index="3" draw:name="Picture 67" draw:style-name="gr2" draw:text-style-name="P18" svg:width="7.09cm" svg:height="0.343cm" svg:x="-6.033cm" svg:y="0cm">
        <draw:image xlink:href="Pictures/2000000900000FB5000000C9DF37253B.wmf" xlink:type="simple" xlink:show="embed" xlink:actuate="onLoad">
          <text:p/>
        </draw:image>
      </draw:frame>
      <draw:frame text:anchor-type="page" text:anchor-page-number="1" draw:z-index="4" draw:name="Picture 68" draw:style-name="gr2" draw:text-style-name="P18" svg:width="7.09cm" svg:height="0.343cm" svg:x="-6.033cm" svg:y="0cm">
        <draw:image xlink:href="Pictures/2000000900000FB5000000C9DF37253B.wmf" xlink:type="simple" xlink:show="embed" xlink:actuate="onLoad">
          <text:p/>
        </draw:image>
      </draw:frame>
      <draw:frame text:anchor-type="page" text:anchor-page-number="1" draw:z-index="6" draw:name="Picture 69" draw:style-name="gr2" draw:text-style-name="P18" svg:width="7.09cm" svg:height="0.343cm" svg:x="-6.033cm" svg:y="0cm">
        <draw:image xlink:href="Pictures/2000000900000FB5000000C9DF37253B.wmf" xlink:type="simple" xlink:show="embed" xlink:actuate="onLoad">
          <text:p/>
        </draw:image>
      </draw:frame>
      <draw:frame text:anchor-type="page" text:anchor-page-number="1" draw:z-index="7" draw:name="Picture 70" draw:style-name="gr2" draw:text-style-name="P18" svg:width="7.09cm" svg:height="0.343cm" svg:x="-6.033cm" svg:y="0cm">
        <draw:image xlink:href="Pictures/2000000900000FB5000000C9DF37253B.wmf" xlink:type="simple" xlink:show="embed" xlink:actuate="onLoad">
          <text:p/>
        </draw:image>
      </draw:frame>
      <draw:frame text:anchor-type="page" text:anchor-page-number="1" draw:z-index="8" draw:name="Picture 71" draw:style-name="gr2" draw:text-style-name="P18" svg:width="7.09cm" svg:height="0.343cm" svg:x="-6.033cm" svg:y="0cm">
        <draw:image xlink:href="Pictures/2000000900000FB5000000C9DF37253B.wmf" xlink:type="simple" xlink:show="embed" xlink:actuate="onLoad">
          <text:p/>
        </draw:image>
      </draw:frame>
      <draw:frame text:anchor-type="page" text:anchor-page-number="1" draw:z-index="9" draw:name="Picture 72" draw:style-name="gr2" draw:text-style-name="P18" svg:width="7.09cm" svg:height="0.343cm" svg:x="-6.033cm" svg:y="0cm">
        <draw:image xlink:href="Pictures/2000000900000FB5000000C9DF37253B.wmf" xlink:type="simple" xlink:show="embed" xlink:actuate="onLoad">
          <text:p/>
        </draw:image>
      </draw:frame>
      <draw:frame text:anchor-type="page" text:anchor-page-number="1" draw:z-index="10" draw:name="Picture 73" draw:style-name="gr2" draw:text-style-name="P18" svg:width="7.09cm" svg:height="0.343cm" svg:x="-6.033cm" svg:y="0cm">
        <draw:image xlink:href="Pictures/2000000900000FB5000000C9DF37253B.wmf" xlink:type="simple" xlink:show="embed" xlink:actuate="onLoad">
          <text:p/>
        </draw:image>
      </draw:frame>
      <draw:frame text:anchor-type="page" text:anchor-page-number="1" draw:z-index="11" draw:name="Picture 74" draw:style-name="gr2" draw:text-style-name="P18" svg:width="7.09cm" svg:height="0.343cm" svg:x="-6.033cm" svg:y="0cm">
        <draw:image xlink:href="Pictures/2000000900000FB5000000C9DF37253B.wmf" xlink:type="simple" xlink:show="embed" xlink:actuate="onLoad">
          <text:p/>
        </draw:image>
      </draw:frame>
      <draw:frame text:anchor-type="page" text:anchor-page-number="1" draw:z-index="12" draw:name="Picture 75" draw:style-name="gr2" draw:text-style-name="P18" svg:width="7.09cm" svg:height="0.343cm" svg:x="-6.033cm" svg:y="0cm">
        <draw:image xlink:href="Pictures/2000000900000FB5000000C9DF37253B.wmf" xlink:type="simple" xlink:show="embed" xlink:actuate="onLoad">
          <text:p/>
        </draw:image>
      </draw:frame>
      <draw:frame text:anchor-type="page" text:anchor-page-number="1" draw:z-index="13" draw:name="Picture 76" draw:style-name="gr2" draw:text-style-name="P18" svg:width="7.09cm" svg:height="0.343cm" svg:x="-6.033cm" svg:y="0cm">
        <draw:image xlink:href="Pictures/2000000900000FB5000000C9DF37253B.wmf" xlink:type="simple" xlink:show="embed" xlink:actuate="onLoad">
          <text:p/>
        </draw:image>
      </draw:frame>
      <draw:frame text:anchor-type="page" text:anchor-page-number="1" draw:z-index="16" draw:name="Picture 77" draw:style-name="gr2" draw:text-style-name="P18" svg:width="7.09cm" svg:height="0.343cm" svg:x="-6.033cm" svg:y="0cm">
        <draw:image xlink:href="Pictures/2000000900000FB5000000C9DF37253B.wmf" xlink:type="simple" xlink:show="embed" xlink:actuate="onLoad">
          <text:p/>
        </draw:image>
      </draw:frame>
      <draw:frame text:anchor-type="page" text:anchor-page-number="1" draw:z-index="17" draw:name="Picture 78" draw:style-name="gr2" draw:text-style-name="P18" svg:width="7.09cm" svg:height="0.343cm" svg:x="-6.033cm" svg:y="0cm">
        <draw:image xlink:href="Pictures/2000000900000FB5000000C9DF37253B.wmf" xlink:type="simple" xlink:show="embed" xlink:actuate="onLoad">
          <text:p/>
        </draw:image>
      </draw:frame>
      <draw:frame text:anchor-type="page" text:anchor-page-number="1" draw:z-index="18" draw:name="Picture 79" draw:style-name="gr2" draw:text-style-name="P18" svg:width="7.09cm" svg:height="0.343cm" svg:x="-6.033cm" svg:y="0cm">
        <draw:image xlink:href="Pictures/2000000900000FB5000000C9DF37253B.wmf" xlink:type="simple" xlink:show="embed" xlink:actuate="onLoad">
          <text:p/>
        </draw:image>
      </draw:frame>
      <text:p text:style-name="P12">The Persistent Object Model</text:p>
      <text:p text:style-name="P5"><draw:frame draw:style-name="fr2" draw:name="graphics1" text:anchor-type="as-char" svg:width="16.51cm" svg:height="0.342cm" draw:z-index="19"><draw:image xlink:href="Pictures/20000009000025F9000000C960F96591.wmf" xlink:type="simple" xlink:show="embed" xlink:actuate="onLoad"/></draw:frame></text:p>
      <text:p text:style-name="P1">This chapter specifies the object model for <text:alphabetical-index-mark-start text:id="IMark5241250432" text:main-entry="true"/>persistence capable<text:alphabetical-index-mark-end text:id="IMark5241250432"/> classes. To the extent possible, the object model is the same as the Java object model. Differences between the Java object model and the JDO object model are highlighted.</text:p>
      <text:p text:style-name="P6"><draw:frame draw:style-name="fr2" draw:name="1" text:anchor-type="as-char" svg:width="7.091cm" svg:height="0.342cm" draw:z-index="20"><draw:image xlink:href="Pictures/2000000900000FB5000000C9DF37253B.wmf" xlink:type="simple" xlink:show="embed" xlink:actuate="onLoad"/></draw:frame></text:p>
      <text:h text:style-name="P17" text:outline-level="2">Overview</text:h>
      <text:p text:style-name="P1">The Java execution environment supports different kinds of classes that are of interest to the developer. The classes that model the application and business domain are the primary focus of JDO. In a typical application, application classes are highly interconnected, and the graph of instances of those classes includes the entire contents of the datastore. </text:p>
      <text:p text:style-name="P1">Applications typically deal with a small number of persistent instances at a time, and it is the function of JDO to allow the illusion that the application can access the entire graph of connected instances, while in reality only small subset of instances needs to be instantiated in the JVM. This concept is called transparent data access, transparent persistence, or simply transparency.</text:p>
      <text:p text:style-name="P7"><text:soft-page-break/><draw:frame draw:style-name="fr2" draw:name="2" text:anchor-type="as-char" svg:width="16.51cm" svg:height="0.342cm" draw:z-index="21"><draw:image xlink:href="Pictures/20000009000025F9000000C960F96591.wmf" xlink:type="simple" xlink:show="embed" xlink:actuate="onLoad"/></draw:frame></text:p>
      <text:p text:style-name="P15"><text:tab/>Figure 15.0<text:tab/>Instantiated persistent objects</text:p>
      <text:p text:style-name="P16"><draw:frame draw:style-name="fr2" draw:name="3" text:anchor-type="as-char" svg:width="16.51cm" svg:height="10.46cm" draw:z-index="22"><draw:image xlink:href="Pictures/2000017700002491000018FB87A6902A.wmf" xlink:type="simple" xlink:show="embed" xlink:actuate="onLoad"/></draw:frame></text:p>
      <text:p text:style-name="P1"><draw:frame draw:style-name="fr1" draw:name="Frame1" text:anchor-type="paragraph" svg:x="-0.002cm" svg:y="-0.002cm" fo:min-width="0.041cm" draw:z-index="2"><draw:text-box fo:min-height="0.041cm"><text:p text:style-name="P8"/></draw:text-box></draw:frame>Within a JVM, there may be multiple independent units of work that must be isolated from each other. This isolation imposes requirements on JDO to permit the instantiation of the same datastore object into multiple Java instances. The connected graph of Java instances is only a subset of the entire contents of the datastore. Whenever a reference is followed from one persistent instance to another, the JDO implementation transparently instantiates the required instance into the JVM.</text:p>
      <text:p text:style-name="P1">The storage of objects in datastores might be quite different from the storage of objects in the JVM. Therefore, there is a mapping between the Java instances and the objects in the datastore. This mapping is performed by the JDO implementation, using metadata that is available at runtime. The metadata is generated by a JDO vendor-supplied tool, in cooperation with the deployer of the system. The mapping is not standardized by JDO except in the case of relational databases, for which a subset of mapping functionality is standard. The standard part of the mapping is specified in Chapter 15.</text:p>
      <text:p text:style-name="P1">JDO instances are stored in the datastore and retrieved, possibly field by field, from the datastore at specific points in their life cycle. The class developer might use callbacks at certain points to make a JDO instance ready for execution in the JVM, or make a JDO instance ready to be removed from the JVM. While executing in the JVM, a JDO instance might be connected to other instances, both persistent and transient.</text:p>
      <text:p text:style-name="P1"><text:soft-page-break/><text:span text:style-name="Assertion">A6.1-1 [ </text:span>There is no restriction on the types of non-persistent fields of persistence-capable classes.<text:span text:style-name="Assertion">]</text:span> These fields behave exactly as defined by the Java language. Persistent fields of persistence-capable classes have restrictions in JDO, based on the characteristics of the types of the fields in the class definition. </text:p>
      <text:p text:style-name="P6"><draw:frame draw:style-name="fr2" draw:name="4" text:anchor-type="as-char" svg:width="7.091cm" svg:height="0.342cm" draw:z-index="14"><draw:image xlink:href="Pictures/2000000900000FB5000000C9DF37253B.wmf" xlink:type="simple" xlink:show="embed" xlink:actuate="onLoad"/></draw:frame></text:p>
      <text:h text:style-name="P17" text:outline-level="2">Goals</text:h>
      <text:p text:style-name="P1">The JDO Object Model has the following objectives:</text:p>
      <text:p text:style-name="P3">•<text:tab/>All field types supported by the Java language, including primitive types, reference types and interface types should be supported by JDO instances.</text:p>
      <text:p text:style-name="P3">•<text:tab/>All class and field modifiers supported by the Java language including <text:span text:style-name="Assertion">A6.2-1 [</text:span>private<text:span text:style-name="Assertion">]</text:span>, <text:span text:style-name="Assertion">A6.2-2 [</text:span>public<text:span text:style-name="Assertion">]</text:span>, <text:span text:style-name="Assertion">A6.2-3 [</text:span>protected<text:span text:style-name="Assertion">]</text:span>, <text:span text:style-name="Assertion">A6.2-4 [</text:span>static<text:span text:style-name="Assertion">]</text:span>, <text:span text:style-name="Assertion">A6.2-5 [</text:span>transient<text:span text:style-name="Assertion">]</text:span>, <text:span text:style-name="Assertion">A6.2-6 [</text:span>abstract<text:span text:style-name="Assertion">]</text:span>, <text:span text:style-name="Assertion">A6.2-7 [</text:span>final<text:span text:style-name="Assertion">]</text:span>, <text:span text:style-name="Assertion">A6.2-8 [</text:span>synchronized<text:span text:style-name="Assertion">]</text:span>, and <text:span text:style-name="Assertion">A6.2-9 [</text:span>volatile<text:span text:style-name="Assertion">]</text:span>, should be supported by JDO instances. There are some known issues with final and static fields; therefore implementations are not required to support making final or static fields persistent.</text:p>
      <text:p text:style-name="P3">•<text:tab/>All user-defined classes should be allowed to be persistence-capable.</text:p>
      <text:p text:style-name="P3">•<text:tab/>Some system-defined classes (especially those for modeling state) should be persistence-capable.</text:p>
      <text:p text:style-name="P6"><draw:frame draw:style-name="fr2" draw:name="5" text:anchor-type="as-char" svg:width="7.091cm" svg:height="0.342cm" draw:z-index="15"><draw:image xlink:href="Pictures/2000000900000FB5000000C9DF37253B.wmf" xlink:type="simple" xlink:show="embed" xlink:actuate="onLoad"/></draw:frame></text:p>
      <text:h text:style-name="P17" text:outline-level="2">Architecture</text:h>
      <text:p text:style-name="P1">In Java, variables (including fields of classes) have types. Types are either primitive types or reference types. Reference types are either classes or interfaces. <text:alphabetical-index-mark-start text:id="IMark5241250432" text:main-entry="true"/>Arrays<text:alphabetical-index-mark-end text:id="IMark5241250432"/> are treated as classes.</text:p>
      <text:p text:style-name="P1">An object is an instance of a specific class, determined when the instance is constructed. Instances may be assigned to variables if they are assignment compatible with the variable type. </text:p>
      <text:p text:style-name="P10"><text:bookmark text:name="X-102010278"/><text:tab/><text:tab/>Persistence-capable</text:p>
      <text:p text:style-name="P1">The JDO Object Model distinguishes between two kinds of classes: those that are marked as persistence-capable and those that aren’t. A user-defined class can be persistence-capable unless its state depends on the state of inaccessible or remote objects (e.g. it extends <text:span text:style-name="T1">java.net.SocketImpl</text:span> or uses JNI (native calls) to implement <text:span text:style-name="T1">java.net.SocketOptions</text:span>). A non-static inner class cannot be persistence-capable because the state of its instances depends on the state of their enclosing instances.</text:p>
      <text:p text:style-name="P1">Except for system-defined classes specially addressed by the JDO specification, system-defined classes (those defined in <text:span text:style-name="T1">java.lang</text:span>, <text:span text:style-name="T1">java.io</text:span>, <text:span text:style-name="T1">java.util</text:span>, <text:span text:style-name="T1">java.net</text:span>, etc.) are not persistence-capable, nor is a system-defined class allowed to be the type of a persistent field.</text:p>
      <text:p text:style-name="P10"><text:tab/><text:tab/><text:alphabetical-index-mark-start text:id="IMark5241250432" text:main-entry="true"/>First Class Objects<text:alphabetical-index-mark-end text:id="IMark5241250432"/> and <text:alphabetical-index-mark-start text:id="IMark5220941248" text:main-entry="true"/>Second Class Objects<text:alphabetical-index-mark-end text:id="IMark5220941248"/></text:p>
      <text:p text:style-name="P1">A First Class Object (FCO) is an instance of a persistence-capable class that has a JDO Identity, can be stored in a datastore, and can be independently deleted and queried. A Second Class Object (SCO) has no JDO Identity of its own and is stored in the datastore only as part of a First Class Object. In some JDO implementations, some SCO instances are actually artifacts that have no literal datastore representation at all, but are used only to represent relationships. For example, a <text:soft-page-break/><text:alphabetical-index-mark-start text:id="IMark5220941248" text:main-entry="true"/>Collection<text:alphabetical-index-mark-end text:id="IMark5220941248"/> of instances of a persistence-capable class might not be stored in the datastore, but created when needed to represent the relationship in memory. At commit time, the memory artifact is discarded and the relationship is represented entirely by datastore relationships.</text:p>
      <text:p text:style-name="P10"><text:bookmark text:name="X-102010279"/><text:tab/><text:tab/><text:alphabetical-index-mark-start text:id="IMark5220941248" text:main-entry="true"/>First Class Objects<text:alphabetical-index-mark-end text:id="IMark5220941248"/></text:p>
      <text:p text:style-name="P1">FCOs support uniquing; whenever an FCO is instantiated into memory, there is guaranteed to be only one instance representing that FCO managed by the same <text:span text:style-name="T1">PersistenceManager</text:span> instance. They are passed as arguments by reference. </text:p>
      <text:p text:style-name="P1">An FCO can be shared among multiple FCOs, and if an FCO is changed (and the change is committed to the datastore), then the changes are visible to all other FCOs that refer to it. </text:p>
      <text:p text:style-name="P10"><text:tab/><text:tab/><text:bookmark text:name="R-1042264T"/><text:bookmark text:name="R-1042264"/><text:alphabetical-index-mark-start text:id="IMark5220941248" text:main-entry="true"/>Second Class Objects<text:alphabetical-index-mark-end text:id="IMark5220941248"/></text:p>
      <text:p text:style-name="P1"><text:alphabetical-index-mark-start text:id="IMark5220941248" text:main-entry="true"/>Second Class Objects<text:alphabetical-index-mark-end text:id="IMark5220941248"/> are instances of immutable system classes (java.lang.Integer, java.lang.String, etc.), JDO implementation subclasses of <text:alphabetical-index-mark-start text:id="IMark5241250432" text:main-entry="true"/>mutable<text:alphabetical-index-mark-end text:id="IMark5241250432"/> system classes that implement the functionality of their system class (java.util.Date, java.util.HashSet, etc.), user-defined non-persistence-capable types that use a converter, or persistence-capable classes.</text:p>
      <text:p text:style-name="P1"><text:span text:style-name="Assertion">A6.3-1 [ </text:span><text:alphabetical-index-mark-start text:id="IMark5241250432" text:main-entry="true"/>Second Class Objects<text:alphabetical-index-mark-end text:id="IMark5241250432"/> of <text:alphabetical-index-mark-start text:id="IMark5220941248" text:main-entry="true"/>mutable<text:alphabetical-index-mark-end text:id="IMark5220941248"/> system classes and persistence-capable classes track changes made to them, and notify their owning FCO that they have changed.<text:span text:style-name="Assertion">]</text:span> The change is reflected as a change to the owning FCO (e.g. the owning instance might change state from persistent-clean to persistent-dirty). They are stored in the datastore only as part of a FCO. <text:span text:style-name="Assertion">A6.3-2 [ </text:span>They do not support uniquing, and the Java object identity of the values of the persistent fields containing them is lost when the owning FCO is flushed to the datastore.<text:span text:style-name="Assertion">]</text:span> They are passed as arguments by reference.</text:p>
      <text:p text:style-name="P1">Fields or properties declared to use a converter are opaque to the JDO implementation. They are constructed using the converter when a persistence-capable instance is instantiated from the datastore. Internal state changes are not tracked. If the field in the containing persistence-capable instance is assigned, or the setter of the property is called, the containing instance is marked dirty by the JDO implementation and the value is stored in the datastore when the containing instance is flushed.</text:p>
      <text:p text:style-name="P1">SCO fields must be explicitly or by default identified in the metadata as embedded. If a field, or an element of a <text:alphabetical-index-mark-start text:id="IMark5220941248" text:main-entry="true"/>collection<text:alphabetical-index-mark-end text:id="IMark5220941248"/> or a map key or value is identified as embedded (embedded-element, embedded-key, or embedded-value) then any instances so identified in the <text:alphabetical-index-mark-start text:id="IMark5241250432" text:main-entry="true"/>collection<text:alphabetical-index-mark-end text:id="IMark5241250432"/> or map are treated as SCO during commit. That is, the value is stored with the owning FCO and the value loses its own identity if it had one.</text:p>
      <text:p text:style-name="P1">SCO fields of persistence-capable types are identified as embedded. The behavior of embedded persistence-capable types is intended to mirror the behavior of system types, but this is not standard, and portable applications must not depend on this behavior.</text:p>
      <text:p text:style-name="P1"><text:span text:style-name="Assertion">A6.3-3 [ </text:span>It is possible for an application to assign the same instance of a <text:alphabetical-index-mark-start text:id="IMark5241250432" text:main-entry="true"/>mutable<text:alphabetical-index-mark-end text:id="IMark5241250432"/> SCO class to multiple FCO embedded fields, but this non-portable behavior is strongly discouraged for the following reason: if the assignment is done to persistent-new, persistent-clean, or persistent-dirty instances, then at the time that the FCOs are committed to the datastore, the Java object identity of the owned SCOs might change, because each FCO might have its own unshared SCO. If the assignment is done before makePersistent is called to make the FCOs persistent, the embedded fields are immediately replaced by copies, and no sharing takes place.<text:span text:style-name="Assertion">]</text:span> </text:p>
      <text:p text:style-name="P1"><text:soft-page-break/>When an FCO is instantiated in the JVM by a JDO implementation, and an embedded field of a <text:alphabetical-index-mark-start text:id="IMark5241250432" text:main-entry="true"/>mutable<text:alphabetical-index-mark-end text:id="IMark5241250432"/> type is accessed, the JDO implementation assigns to these fields a new instance that tracks changes made to itself, and notifies the owning FCO of the change. Similarly, when an FCO is made persistent, either by being the parameter of makePersistent or makePersistentAll or by being reachable from a parameter of makePersistent or makePersistentAll at the time of the execution of the makePersistent or makePersistentAll method call, the JDO implementation replaces the field values of <text:alphabetical-index-mark-start text:id="IMark5220941248" text:main-entry="true"/>mutable<text:alphabetical-index-mark-end text:id="IMark5220941248"/> SCO types with instances of JDO implementation subclasses of the <text:alphabetical-index-mark-start text:id="IMark5220941344" text:main-entry="true"/>mutable<text:alphabetical-index-mark-end text:id="IMark5220941344"/> system types.</text:p>
      <text:p text:style-name="P1">Therefore, the application cannot assume that it knows the actual class of instances assigned to SCO fields, although <text:span text:style-name="Assertion">A6.3-4 [</text:span> it is guaranteed that the actual class is assignment compatible with the type.<text:span text:style-name="Assertion">]</text:span></text:p>
      <text:p text:style-name="P1">There are few differences visible to the application between a field mapped to an FCO and an SCO. One difference is in sharing. <text:span text:style-name="Assertion">A6.3-5 [ </text:span>If an FCO1 is assigned to a persistent field in FCO2 and FCO3, then any changes at any time to instance FCO1 will be visible from FCO2 and FCO3.<text:span text:style-name="Assertion">]</text:span> </text:p>
      <text:p text:style-name="P1"><text:span text:style-name="Assertion">A6.3-6 [ </text:span>If an SCO1 is assigned to a persistent field in persistent instances FCO1 and FCO2, then any changes to SCO1 will be visible from instances FCO1 and FCO2 only until FCO1 and FCO2 are committed. After commit, instance SCO1 might not be referenced by either FCO1 or FCO2, and any changes made to SCO1 might not be reflected in either FCO1 or FCO2.<text:span text:style-name="Assertion">]</text:span></text:p>
      <text:p text:style-name="P1">Another difference is in visibility of SCO instances by queries. SCO instances are not added to Extents. If the SCO instance is of a persistence-capable type, it is not visible to queries of the Extent of the persistence-capable class. Furthermore, the field values of SCO instances of persistence-capable types might not be visible to queries at all. </text:p>
      <text:p text:style-name="P1">Sharing of immutable SCO fields is supported in that it is good practice to assign the same immutable instance to multiple SCO fields. But the field values should not be compared using Java identity, but only by Java equality. This is the same good practice used with non-persistent instances. </text:p>
      <text:p text:style-name="P10"><text:tab/><text:tab/><text:alphabetical-index-mark-start text:id="IMark5220941344" text:main-entry="true"/>Arrays<text:alphabetical-index-mark-end text:id="IMark5220941344"/></text:p>
      <text:p text:style-name="P1"><text:span text:style-name="Assertion">A6.3-8 [ </text:span><text:alphabetical-index-mark-start text:id="IMark5220941344" text:main-entry="true"/>Arrays<text:alphabetical-index-mark-end text:id="IMark5220941344"/> are system-defined classes that do not necessarily have any JDO Identity of their own, and support by a JDO implementation is optional. If an implementation supports them, <text:span text:style-name="Assertion">A6.3-7 [ </text:span>they might be stored in the datastore as part of an FCO<text:span text:style-name="Assertion">]</text:span>. They do not support uniquing, and the Java object identity of the values of the persistent fields containing them is lost when the owning FCO is flushed to the datastore.<text:span text:style-name="Assertion">]</text:span> They are passed as arguments by reference.</text:p>
      <text:p text:style-name="P1">Tracking changes to <text:alphabetical-index-mark-start text:id="IMark5220941344" text:main-entry="true"/>Arrays<text:alphabetical-index-mark-end text:id="IMark5220941344"/> is not required to be done by a JDO implementation. If an Array owned by an FCO is changed, then the changes might not be flushed to the datastore. Portable applications must not require that these changes be tracked. In order for changes to <text:alphabetical-index-mark-start text:id="IMark5220941248" text:main-entry="true"/>arrays<text:alphabetical-index-mark-end text:id="IMark5220941248"/> to be tracked, the application must explicitly notify the owning FCO of the change to the Array by calling the <text:span text:style-name="T1">makeDirty</text:span> method of the <text:span text:style-name="T1">JDOHelper</text:span> class, or by replacing the field value with its current value.</text:p>
      <text:p text:style-name="P1">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 </text:p>
      <text:p text:style-name="P1"><text:soft-page-break/>Furthermore, an implementation is permitted, but not required to, track changes to <text:alphabetical-index-mark-start text:id="IMark5220941248" text:main-entry="true"/>Arrays<text:alphabetical-index-mark-end text:id="IMark5220941248"/> passed as references outside the body of methods of the owning class. There is a method defined on class JDOHelper that allows the application to mark the field containing such an Array to be modified so its changes can be tracked. Portable applications must not require that these changes be tracked automatically. When a reference to the Array is returned as a result of a method call, a portable application first marks the Array field as dirty.</text:p>
      <text:p text:style-name="P1"><text:span text:style-name="Assertion">A6.3-10 [ </text:span>It is possible for an application to assign the same instance of an Array to multiple FCOs<text:span text:style-name="Assertion">]</text:span>, but after the FCO is flushed to the datastore, the Java object identity of the Array might change.</text:p>
      <text:p text:style-name="P1">When an FCO is instantiated in the JVM, the JDO implementation assigns to fields with an Array type a new instance with a different Java object identity from the instance stored. </text:p>
      <text:p text:style-name="P1">Therefore, the application cannot assume that it knows the identity of instances assigned to Array fields, although <text:span text:style-name="Assertion">A6.3-11 [ </text:span>it is guaranteed that the actual value is the same as the value stored<text:span text:style-name="Assertion">]</text:span>.</text:p>
      <text:p text:style-name="P10"><text:tab/><text:tab/>Primitives</text:p>
      <text:p text:style-name="P1">Primitives are types defined in the Java language and comprise <text:span text:style-name="T1">boolean</text:span>, <text:span text:style-name="T1">byte</text:span>, <text:span text:style-name="T1">short</text:span>, <text:span text:style-name="T1">int</text:span>, <text:span text:style-name="T1">long</text:span>, <text:span text:style-name="T1">char</text:span>, <text:span text:style-name="T1">float</text:span>, and <text:span text:style-name="T1">double</text:span>. They might be stored in the datastore only as part of an FCO. They have no Java identity and no datastore identity of their own. They are passed as arguments by value.</text:p>
      <text:p text:style-name="P10"><text:tab/><text:tab/>Interfaces</text:p>
      <text:p text:style-name="P1">Interfaces are types whose values may be instances of any class that declare that they implement that interface. </text:p>
      <text:p text:style-name="P6"><draw:frame draw:style-name="fr2" draw:name="6" text:anchor-type="as-char" svg:width="7.091cm" svg:height="0.342cm" draw:z-index="5"><draw:image xlink:href="Pictures/2000000900000FB5000000C9DF37253B.wmf" xlink:type="simple" xlink:show="embed" xlink:actuate="onLoad"/></draw:frame></text:p>
      <text:h text:style-name="P17" text:outline-level="2">Field types of persistence-capable classes</text:h>
      <text:h text:style-name="P13" text:outline-level="3">Nontransactional non-persistent fields</text:h>
      <text:p text:style-name="P1"><text:span text:style-name="Assertion">A6.4.1-1 [ </text:span>There are no restrictions on the types of nontransactional non-persistent fields.<text:span text:style-name="Assertion">]</text:span> These fields are managed entirely by the application, not by the JDO implementation. <text:span text:style-name="Assertion">A6.4.1-2 [ </text:span>Their state is not preserved by the JDO implementation<text:span text:style-name="Assertion">]</text:span>, although <text:span text:style-name="Assertion">A6.4.1-3 [ </text:span>they might be modified during execution of user-written callbacks defined in interface <text:span text:style-name="T1">InstanceCallbacks</text:span> at specific points in the life cycle<text:span text:style-name="Assertion">]</text:span>, or <text:span text:style-name="Assertion">A6.4.1-4 [ </text:span>any time during the instance’s existence in the JVM<text:span text:style-name="Assertion">]</text:span>. </text:p>
      <text:h text:style-name="P14" text:outline-level="3">Transactional non-persistent fields</text:h>
      <text:p text:style-name="P1"><text:bookmark text:name="R-1089436"/><text:bookmark text:name="R-1089436T"/><text:span text:style-name="Assertion">A6.4.2-1 [ </text:span>There are no restrictions on the types of transactional non-persistent fields.<text:span text:style-name="Assertion">]</text:span> These fields are partly managed by the JDO implementation. Their state is preserved and restored by the JDO implementation during certain state transitions.</text:p>
      <text:h text:style-name="P14" text:outline-level="3"><text:bookmark text:name="R-1045043"/>Persistent fields</text:h>
      <text:p text:style-name="P11"><text:tab/><text:tab/>Precision of fields</text:p>
      <text:p text:style-name="P1">JDO implementations may not represent Java types precisely in the datastore, because not all datastores are able to natively represent all Java types. Some type mapping may be required. The precision of the mapping is a quality of service issue with the JDO implementation and the particular datastore. </text:p>
      <text:p text:style-name="P1"><text:soft-page-break/>The mapping precision restriction applies to the range of values that can be faithfully stored and retrieved, the precision of the values, and the scale of BigDecimal values.</text:p>
      <text:p text:style-name="P10"><text:tab/><text:tab/>Primitive types</text:p>
      <text:p text:style-name="P1">JDO implementations must support fields of any of the primitive types </text:p>
      <text:p text:style-name="P3">•<text:span text:style-name="T2"><text:tab/></text:span><text:span text:style-name="Assertion">A6.4.3-1 [ </text:span><text:span text:style-name="T1">boolean</text:span><text:span text:style-name="Assertion">]</text:span>, <text:span text:style-name="Assertion">A6.4.3-2 [ </text:span><text:span text:style-name="T1">byte</text:span><text:span text:style-name="Assertion">]</text:span>, A6.4.3-3 [ <text:span text:style-name="T1">short</text:span>], A6.4.3-4 [ <text:span text:style-name="T1">int</text:span>], <text:span text:style-name="Assertion">A6.4.3-5 [ </text:span><text:span text:style-name="T1">long</text:span><text:span text:style-name="Assertion">]</text:span>, <text:span text:style-name="Assertion">A6.4.3-6 [ </text:span><text:span text:style-name="T1">char</text:span><text:span text:style-name="Assertion">]</text:span>, <text:span text:style-name="Assertion">A6.4.3-7 [ </text:span><text:span text:style-name="T1">float</text:span><text:span text:style-name="Assertion">]</text:span>, and <text:span text:style-name="Assertion">A6.4.3-8 [ </text:span><text:span text:style-name="T1">double</text:span><text:span text:style-name="Assertion">]</text:span>. </text:p>
      <text:p text:style-name="P1">Primitive values are stored in the datastore associated with their owning FCO. They have no JDO Identity.</text:p>
      <text:p text:style-name="P1">Fields and properties of primitive types may use a converter in order to convert values to and from database types. Because of auto-boxing, the converter may be defined to use the Java object type corresponding to the primitive type.</text:p>
      <text:p text:style-name="P10"><text:tab/><text:tab/>Immutable Object Class types</text:p>
      <text:p text:style-name="P1">JDO implementations must support fields that reference instances of immutable object classes, and may choose to support these instances as SCOs or FCOs: </text:p>
      <text:p text:style-name="P3">•<text:tab/>package <text:span text:style-name="T1">java.lang: </text:span><text:span text:style-name="Assertion">A6.4.3-9 [ </text:span><text:span text:style-name="T1">Boolean</text:span><text:span text:style-name="Assertion">]</text:span>, <text:span text:style-name="Assertion">A6.4.3-10 [ </text:span><text:span text:style-name="T1">Character</text:span><text:span text:style-name="Assertion">]</text:span>, <text:span text:style-name="Assertion">A6.4.3-11 [</text:span> <text:span text:style-name="T1">Byte</text:span><text:span text:style-name="Assertion">]</text:span>, <text:span text:style-name="Assertion">A6.4.3-12 [ </text:span><text:span text:style-name="T1">Short</text:span><text:span text:style-name="Assertion">]</text:span>, <text:span text:style-name="Assertion">A6.4.3-13 [ </text:span><text:span text:style-name="T1">Integer</text:span><text:span text:style-name="Assertion">]</text:span>, <text:span text:style-name="Assertion">A6.4.3-14 [ </text:span><text:span text:style-name="T1">Long</text:span><text:span text:style-name="Assertion">]</text:span>, <text:span text:style-name="Assertion">A6.4.3-15 [</text:span> <text:span text:style-name="T1">Float</text:span><text:span text:style-name="Assertion">]</text:span>, <text:span text:style-name="Assertion">A6.4.3-16 [ </text:span><text:span text:style-name="T1">Double</text:span><text:span text:style-name="Assertion">]</text:span>, and <text:span text:style-name="Assertion">A6.4.3-17 [ </text:span><text:span text:style-name="T1">String</text:span><text:span text:style-name="Assertion">]</text:span>; </text:p>
      <text:p text:style-name="P3">•<text:tab/>package <text:span text:style-name="T1">java.util: </text:span><text:alphabetical-index-mark-start text:id="IMark5220941248" text:main-entry="true"/><text:span text:style-name="T1">Locale</text:span><text:alphabetical-index-mark-end text:id="IMark5220941248"/><text:span text:style-name="Assertion">]</text:span><text:span text:style-name="T9">, </text:span><text:alphabetical-index-mark-start text:id="IMark5220941344" text:main-entry="true"/><text:span text:style-name="T1">Currency</text:span><text:alphabetical-index-mark-end text:id="IMark5220941344"/><text:span text:style-name="Assertion">]</text:span><text:span text:style-name="T1">.</text:span></text:p>
      <text:p text:style-name="P3">•<text:tab/>package <text:span text:style-name="T1">java.math</text:span><text:span text:style-name="T9">: </text:span><text:span text:style-name="Assertion">A6.4.3-19 [ </text:span><text:span text:style-name="T1">BigDecimal</text:span><text:span text:style-name="Assertion">]</text:span><text:span text:style-name="T9">, </text:span><text:span text:style-name="Assertion">A6.4.3-20 [ </text:span><text:span text:style-name="T1">BigInteger</text:span><text:span text:style-name="Assertion">]</text:span><text:span text:style-name="T9">.</text:span></text:p>
      <text:p text:style-name="P4">•<text:tab/>package <text:span text:style-name="T9">java.time: LocalDate, LocalTime, LocalDateTime, Instant, Duration, Period, Year, Month, DayOfWeek, YearMonth, MonthDay, ZoneId, ZoneOffset, OffsetDateTime, ZonedDateTime.</text:span></text:p>
      <text:p text:style-name="P1">Portable JDO applications must not depend on SCO or FCO uniquing behavior, nor on the storage mechanism in the datastore, of values of fields of immutable classes. Portable applications may use the same instance of these classes as field values in any persistence-capable class instance.</text:p>
      <text:p text:style-name="P1">The scale of <text:span text:style-name="T1">BigDecimal</text:span> values is not guaranteed to be preserved by implementations. For example, saving a persistent field with value <text:span text:style-name="T1">BigDecimal("1.2300")</text:span> might be returned as value <text:span text:style-name="T1">BigDecimal("1.23")</text:span>.</text:p>
      <text:p text:style-name="P1">Fields and properties of immutable object types may use a converter in order to convert values to and from database types.</text:p>
      <text:p text:style-name="P10"><text:tab/><text:tab/><text:alphabetical-index-mark-start text:id="IMark5220941344" text:main-entry="true"/>Mutable<text:alphabetical-index-mark-end text:id="IMark5220941344"/> Object Class types</text:p>
      <text:p text:style-name="P1">JDO implementations must support fields that reference instances of the following <text:alphabetical-index-mark-start text:id="IMark5220941344" text:main-entry="true"/>mutable<text:alphabetical-index-mark-end text:id="IMark5220941344"/> object classes, and may choose to support these instances as SCOs or FCOs: </text:p>
      <text:p text:style-name="P3">•<text:tab/>package <text:span text:style-name="T1">java.util</text:span>: <text:span text:style-name="Assertion">A6.4.3-21 [</text:span><text:span text:style-name="T1">Date</text:span><text:span text:style-name="Assertion">]</text:span>, A6.4.3-22 [<text:span text:style-name="T1">HashSet</text:span>], <text:span text:style-name="Assertion">A6.4.3-24 [</text:span><text:span text:style-name="T1">HashMap</text:span><text:span text:style-name="Assertion">]</text:span><text:span text:style-name="T1">, </text:span><text:span text:style-name="Assertion">A6.4.3-25 [</text:span><text:span text:style-name="T1">Hashtable</text:span><text:span text:style-name="Assertion">]</text:span><text:span text:style-name="T1">, </text:span><text:alphabetical-index-mark-start text:id="IMark5220941344" text:main-entry="true"/><text:span text:style-name="T1">LinkedHashMap</text:span><text:alphabetical-index-mark-end text:id="IMark5220941344"/><text:span text:style-name="Assertion">]</text:span><text:span text:style-name="T1">, </text:span><text:alphabetical-index-mark-start text:id="IMark5220941248" text:main-entry="true"/><text:span text:style-name="T1">LinkedHashSet</text:span><text:alphabetical-index-mark-end text:id="IMark5220941248"/><text:span text:style-name="Assertion">]</text:span>. </text:p>
      <text:p text:style-name="P1">JDO implementations may optionally support fields that reference instances of the following <text:alphabetical-index-mark-start text:id="IMark5220941248" text:main-entry="true"/>mutable<text:alphabetical-index-mark-end text:id="IMark5220941248"/> object classes, and may choose to support these instances as SCOs or FCOs: </text:p>
      <text:p text:style-name="P3">•<text:tab/>package <text:span text:style-name="T1">java.util:</text:span><text:span text:style-name="Assertion">A6.4.3-23 [</text:span><text:span text:style-name="T1">ArrayList</text:span><text:span text:style-name="Assertion">]</text:span>, <text:span text:style-name="Assertion">A6.4.3-26 [</text:span><text:span text:style-name="T1">LinkedList</text:span><text:span text:style-name="Assertion">]</text:span>, <text:span text:style-name="Assertion">A6.4.3-27 [</text:span><text:span text:style-name="T1">TreeMap</text:span><text:span text:style-name="Assertion">]</text:span>, <text:span text:style-name="Assertion">A6.4.3-28 [</text:span><text:span text:style-name="T1">TreeSet</text:span><text:span text:style-name="Assertion">]</text:span>, and <text:span text:style-name="Assertion">A6.4.3-29 [</text:span><text:span text:style-name="T1">Vector</text:span><text:span text:style-name="Assertion">]</text:span>. </text:p>
      <text:p text:style-name="P1"><text:soft-page-break/>Because the treatment of these fields may be as SCO, the behavior of these <text:alphabetical-index-mark-start text:id="IMark5220941248" text:main-entry="true"/>mutable<text:alphabetical-index-mark-end text:id="IMark5220941248"/> object classes when used in a persistent instance is not identical to their behavior in a transient instance. </text:p>
      <text:p text:style-name="P1">Portable JDO applications must not depend on whether instances of these classes referenced by fields are treated as SCOs or FCOs.</text:p>
      <text:p text:style-name="P1">JDO implementations that support Maps and Collection types must support converting keys, values, and elements of supported types according to the corresponding Key, Value, or Element metadata.</text:p>
      <text:p text:style-name="P10"><text:tab/><text:tab/>Persistence-capable Class types</text:p>
      <text:p text:style-name="P1"><text:span text:style-name="Assertion">A6.4.3-30 [</text:span>JDO implementations must support references to FCO instances of persistence-capable classes<text:span text:style-name="Assertion">]</text:span> and are permitted, but not required, to support references to SCO instances of persistence-capable classes.</text:p>
      <text:p text:style-name="P1">Portable JDO applications must not depend on whether these fields are treated as SCOs or FCOs.</text:p>
      <text:p text:style-name="P1"/>
      <text:p text:style-name="P10"><text:tab/><text:tab/><text:alphabetical-index-mark-start text:id="IMark5220941248" text:main-entry="true"/>Convertible<text:alphabetical-index-mark-end text:id="IMark5220941248"/> types</text:p>
      <text:p text:style-name="P1">JDO implementations must support fields and properties that have an associated converter that defines conversion of values between the Java type and a supported datastore type. Fields and properties declared to have a converter default to persistent, regardless of whether the converter is declared in annotations or the xml metadata file.</text:p>
      <text:p text:style-name="P1">Metadata provided for the getter of a property is sufficient to define the property as converted. Providing metadata for the setter is not necessary and may produce upredictable results.</text:p>
      <text:p text:style-name="P10"><text:bookmark text:name="X-102010282"/><text:tab/><text:tab/><text:alphabetical-index-mark-start text:id="IMark5220941248" text:main-entry="true"/>Object Class type<text:alphabetical-index-mark-end text:id="IMark5220941248"/></text:p>
      <text:p text:style-name="P1"><text:span text:style-name="Assertion">A6.4.3-31 [</text:span>JDO implementations must support fields of <text:alphabetical-index-mark-start text:id="IMark5220941248" text:main-entry="true"/><text:span text:style-name="T1">Object</text:span> class type<text:alphabetical-index-mark-end text:id="IMark5220941248"/> as FCOs. The implementation is permitted, but is not required, to allow any class to be assigned to the field. If an implementation restricts instances to be assigned to the field, a <text:span text:style-name="T1">ClassCastException</text:span> must be thrown at the time of any incorrect assignment.<text:span text:style-name="Assertion">]</text:span></text:p>
      <text:p text:style-name="P1">Portable JDO applications must not depend on whether these fields are treated as SCOs or FCOs.</text:p>
      <text:p text:style-name="P10"><text:bookmark text:name="X-102010281"/><text:tab/><text:tab/><text:alphabetical-index-mark-start text:id="IMark5220941248" text:main-entry="true"/>Collection<text:alphabetical-index-mark-end text:id="IMark5220941248"/> Interface types</text:p>
      <text:p text:style-name="P1"><text:span text:style-name="Assertion">A6.4.3-32 [</text:span>JDO implementations must support fields of interface types, and may choose to support them as SCOs or FCOs<text:span text:style-name="Assertion">]</text:span>: package <text:span text:style-name="T1">java.util</text:span>: <text:span text:style-name="Assertion">A6.4.3-33 [</text:span><text:alphabetical-index-mark-start text:id="IMark5220941248" text:main-entry="true"/><text:span text:style-name="T1">Collection</text:span><text:alphabetical-index-mark-end text:id="IMark5220941248"/>], <text:span text:style-name="Assertion">A6.4.3-35 [</text:span><text:span text:style-name="T1">Map</text:span><text:span text:style-name="Assertion">]</text:span>, <text:span text:style-name="Assertion">A6.4.3-34 [</text:span><text:span text:style-name="T1">Set</text:span><text:span text:style-name="Assertion">]</text:span>, and <text:span text:style-name="Assertion">A6.4.3-36 [</text:span><text:span text:style-name="T1">List</text:span><text:span text:style-name="Assertion">]</text:span>. <text:alphabetical-index-mark-start text:id="IMark5220941344" text:main-entry="true"/><text:span text:style-name="T1">Collection</text:span><text:alphabetical-index-mark-end text:id="IMark5220941344"/><text:span text:style-name="T1">, Map,</text:span> and <text:span text:style-name="T1">Set</text:span> are required; <text:span text:style-name="T1">List</text:span> is optional.</text:p>
      <text:p text:style-name="P1">Portable JDO applications must not depend on whether these fields are treated as SCOs or FCOs.</text:p>
      <text:p text:style-name="P10"><text:tab/><text:tab/>Other Interface types</text:p>
      <text:p text:style-name="P1"><text:span text:style-name="Assertion">A6.4.3-37 [</text:span>JDO implementations must support fields of interface types other than <text:alphabetical-index-mark-start text:id="IMark5220941344" text:main-entry="true"/><text:span text:style-name="T1">Collection</text:span><text:alphabetical-index-mark-end text:id="IMark5220941344"/> interface types as FCOs. The implementation is permitted, but is not required, to allow any class that implements the interface to be assigned to the field. If an implementation further restricts instances that can be assigned to the field, a <text:span text:style-name="T1">ClassCastException</text:span> must be thrown at the time of any incorrect assignment.<text:span text:style-name="Assertion">]</text:span></text:p>
      <text:p text:style-name="P1">Portable JDO applications must treat these fields as FCOs.</text:p>
      <text:p text:style-name="P10"><text:bookmark text:name="X-102009040"/><text:soft-page-break/><text:tab/><text:tab/><text:alphabetical-index-mark-start text:id="IMark5220941344" text:main-entry="true"/>Arrays<text:alphabetical-index-mark-end text:id="IMark5220941344"/></text:p>
      <text:p text:style-name="P1"><text:span text:style-name="Assertion">A6.4.3-39 [</text:span>JDO implementations may optionally support fields of array types<text:span text:style-name="Assertion">]</text:span>, and may choose to support them as SCOs or FCOs. <text:span text:style-name="Assertion">A6.4.3-38 [</text:span>If <text:alphabetical-index-mark-start text:id="IMark5220941344" text:main-entry="true"/>Arrays<text:alphabetical-index-mark-end text:id="IMark5220941344"/> are supported by JDO implementations, they are permitted, but not required, to track changes made to <text:alphabetical-index-mark-start text:id="IMark5220941248" text:main-entry="true"/>Arrays<text:alphabetical-index-mark-end text:id="IMark5220941248"/> that are fields of <text:alphabetical-index-mark-start text:id="IMark5241250432" text:main-entry="true"/>persistence capable<text:alphabetical-index-mark-end text:id="IMark5241250432"/> classes in the methods of the classes.<text:span text:style-name="Assertion">]</text:span> They need not track changes made to <text:alphabetical-index-mark-start text:id="IMark5220941728" text:main-entry="true"/>Arrays<text:alphabetical-index-mark-end text:id="IMark5220941728"/> that are passed by reference as arguments to methods, including methods of persistence-capable classes.</text:p>
      <text:p text:style-name="P1">Portable JDO applications must not depend on whether these fields are treated as SCOs or FCOs.</text:p>
      <text:p text:style-name="P10"><text:bookmark text:name="X-102006911"/><text:tab/><text:tab/>Enums</text:p>
      <text:p text:style-name="P1">JDO implementations that support Java 5 must support fields of <text:alphabetical-index-mark-start text:id="IMark5220941728" text:main-entry="true"/><text:span text:style-name="T1">enum</text:span><text:alphabetical-index-mark-end text:id="IMark5220941728"/> types and collections of as <text:alphabetical-index-mark-start text:id="IMark5241250432" text:main-entry="true"/><text:span text:style-name="T1">enum</text:span><text:alphabetical-index-mark-end text:id="IMark5241250432"/> types identified above and optionally <text:alphabetical-index-mark-start text:id="IMark5220941248" text:main-entry="true"/>arrays<text:alphabetical-index-mark-end text:id="IMark5220941248"/> of <text:alphabetical-index-mark-start text:id="IMark5220941344" text:main-entry="true"/><text:span text:style-name="T1">enum</text:span><text:alphabetical-index-mark-end text:id="IMark5220941344"/> types. If <text:alphabetical-index-mark-start text:id="IMark5221056584" text:main-entry="true"/>arrays<text:alphabetical-index-mark-end text:id="IMark5221056584"/> are supported, <text:alphabetical-index-mark-start text:id="IMark5221056680" text:main-entry="true"/>arrays<text:alphabetical-index-mark-end text:id="IMark5221056680"/> of <text:span text:style-name="T1">enums</text:span> must be supported.</text:p>
      <text:p text:style-name="P1">Portable JDO applications must not depend on whether these fields are treated as SCOs or FCOs.</text:p>
      <text:p text:style-name="P10"><text:tab/><text:tab/>Optional&lt;T&gt;</text:p>
      <text:p text:style-name="P2">JDO implementations mu<text:span text:style-name="T8">st support fields of type Optional&lt;T&gt;. T might be an</text:span><text:span text:style-name="T7"> Immutable Object Class type, java.util.Date, Enum type, or Persistence-capable Class type. They may be mapped to nullable datastore types or to Optional&lt;T&gt; types at the option of the JDO implementation.</text:span></text:p>
      <text:p text:style-name="P2"><text:span text:style-name="T5">When instantiating an instance from the datastore, the persistence implementation would get the value </text:span><text:span text:style-name="T6">v</text:span><text:span text:style-name="T5"> from the datastore and assign the field </text:span><text:span text:style-name="T6">f = Optional&lt;T&gt;.ofNullable(v)</text:span><text:span text:style-name="T5">. When storing the field in the datastore, the persistence implementation would store the result of </text:span><text:span text:style-name="T6">v = f.isPresent()?f.get():null</text:span><text:span text:style-name="T5">.</text:span></text:p>
      <text:h text:style-name="P14" text:outline-level="3">Static and final fields</text:h>
      <text:p text:style-name="P1">Static fields pose a challenge for implementations. Since they are singletons typically initialized when the class is loaded, there is no convenient time to load the values from the database. Therefore, in portable applications, static fields are not persistent.</text:p>
      <text:p text:style-name="P1">Final fields pose a challenge for implementations. While it is possible to modify the values of static fields, it can only be done via reflection and there are synchronization issues. Therefore, in portable applications, final fields are not persistent.</text:p>
      <text:h text:style-name="P14" text:outline-level="3">Complex <text:alphabetical-index-mark-start text:id="IMark5221056680" text:main-entry="true"/>enum<text:alphabetical-index-mark-end text:id="IMark5221056680"/> types</text:h>
      <text:p text:style-name="P1">Complex <text:alphabetical-index-mark-start text:id="IMark5221056680" text:main-entry="true"/>enum<text:alphabetical-index-mark-end text:id="IMark5221056680"/> types are enums that contain fields that might change during execution instead of being initialized during class initialization. While it is possible to manage these singleton instances’ persistent state, there are issues with the transaction isolation of the instances and with the ownership of the instances by a persistence manager. Therefore, dynamically changing fields of <text:alphabetical-index-mark-start text:id="IMark5221056584" text:main-entry="true"/>enum<text:alphabetical-index-mark-end text:id="IMark5221056584"/> types are not persistent.</text:p>
      <text:p text:style-name="P6"><draw:frame draw:style-name="fr2" draw:name="7" text:anchor-type="as-char" svg:width="7.091cm" svg:height="0.342cm" draw:z-index="1"><draw:image xlink:href="Pictures/2000000900000FB5000000C9DF37253B.wmf" xlink:type="simple" xlink:show="embed" xlink:actuate="onLoad"/></draw:frame></text:p>
      <text:h text:style-name="P17" text:outline-level="2"><text:alphabetical-index-mark-start text:id="IMark5221056584" text:main-entry="true"/>Inheritance<text:alphabetical-index-mark-end text:id="IMark5221056584"/></text:h>
      <text:p text:style-name="P1"><text:span text:style-name="Assertion">A6.5-1 [</text:span>A class might be persistence-capable even if its superclass is not persistence-capable.<text:span text:style-name="Assertion">]</text:span> This allows users to extend classes that were not designed to be persistence-capable. <text:span text:style-name="Assertion">A6.5-2 [</text:span>If a class is persistence-capable, then its subclasses might or might not be persistence-capable themselves.<text:span text:style-name="Assertion">]</text:span> </text:p>
      <text:p text:style-name="P1"><text:soft-page-break/>Further, <text:span text:style-name="Assertion">A6.5-3 [</text:span>subclasses of such classes that are not persistence-capable might be persistence-capable. That is, it is possible for some classes in the <text:alphabetical-index-mark-start text:id="IMark5221056584" text:main-entry="true"/>inheritance<text:alphabetical-index-mark-end text:id="IMark5221056584"/> hierarchy to be persistence-capable and some not persistence-capable.<text:span text:style-name="Assertion">]</text:span> </text:p>
      <text:p text:style-name="P1">The expression "obj instanceof PersistenceCapable" can be true (because of a persistence-capable superclass) when in fact the class of obj is not persistence-capable. Thus, it is not possible for an application to examine a class to determine whether an instance of that class is allowed to be persistent. </text:p>
      <text:p text:style-name="P1">Fields identified in the XML metadata as persistent or transactional in persistence-capable classes must be fields declared in that Java class definition. That is, inherited fields cannot be named in the XML metadata.</text:p>
      <text:p text:style-name="P1"><text:span text:style-name="Assertion">A6.5-4 [</text:span>Fields identified as persistent in persistence-capable classes will be persistent in subclasses<text:span text:style-name="Assertion">]</text:span>; <text:span text:style-name="Assertion">A6.5-5 [</text:span>fields identified as transactional in persistence-capable classes will be transactional in subclasses<text:span text:style-name="Assertion">]</text:span>; and <text:span text:style-name="Assertion">A6.5-6 [</text:span>fields identified as non-persistent in persistence-capable classes will be non-persistent in subclasses<text:span text:style-name="Assertion">]</text:span>. </text:p>
      <text:p text:style-name="P1">Of course, <text:span text:style-name="Assertion">A6.5-7 [</text:span>a class might define a new field with the same name as the field declared in the superclass, and might define it with a different persistence-modifier from the inherited field. But Java treats the declared field as a different field from the inherited field, so there is no conflict.<text:span text:style-name="Assertion">]</text:span></text:p>
      <text:p text:style-name="P1">All persistence-capable classes must have a no-arg constructor. This constructor might be a private constructor, as it is only used from within the jdoNewInstance methods. The constructor might be the default no-arg constructor created by the compiler when the source code does not define any constructors.</text:p>
      <text:p text:style-name="P1">The identity type of the least-derived persistence-capable class defines the identity type for all persistence-capable classes that extend it.</text:p>
      <text:p text:style-name="P1">Persistence-capable classes that use application identity have special considerations for <text:alphabetical-index-mark-start text:id="IMark5221056584" text:main-entry="true"/>inheritance<text:alphabetical-index-mark-end text:id="IMark5221056584"/>: </text:p>
      <text:p text:style-name="P1">Key fields may be declared only in abstract superclasses and least-derived concrete classes in <text:alphabetical-index-mark-start text:id="IMark5221056584" text:main-entry="true"/>inheritance<text:alphabetical-index-mark-end text:id="IMark5221056584"/> hierarchies. Key fields declared in these classes must also be declared in the corresponding objectid classes, and the objectid classes must form an <text:alphabetical-index-mark-start text:id="IMark5220941344" text:main-entry="true"/>inheritance<text:alphabetical-index-mark-end text:id="IMark5220941344"/> hierarchy corresponding to the <text:alphabetical-index-mark-start text:id="IMark5221056680" text:main-entry="true"/>inheritance<text:alphabetical-index-mark-end text:id="IMark5221056680"/> hierarchy of the persistence-capable classes. A persistence-capable class can only have one concrete objectid class anywhere in its <text:alphabetical-index-mark-start text:id="IMark5220941248" text:main-entry="true"/>inheritance<text:alphabetical-index-mark-end text:id="IMark5220941248"/> hierarchy.</text:p>
      <text:p text:style-name="P1">For example, if an abstract class <text:span text:style-name="T1">Component</text:span> declares a key field <text:span text:style-name="T1">masterId</text:span>, the objectid class <text:span text:style-name="T1">ComponentKey</text:span> must also declare a field of the same type and name. If ComponentKey is concrete, then no subclass is allowed to define an objectid class.</text:p>
      <text:p text:style-name="P1">If ComponentKey is abstract, an instance of a concrete subclass of <text:span text:style-name="T1">ComponentKey</text:span> must be used to find a persistent instance. A concrete class <text:span text:style-name="T1">Part</text:span> that extends <text:span text:style-name="T1">Component</text:span> must declare a concrete objectid class (for example, <text:span text:style-name="T1">PartKey</text:span>) that extends <text:span text:style-name="T1">ComponentKey</text:span>. There might be no key fields declared in <text:span text:style-name="T1">Part</text:span> or <text:span text:style-name="T1">PartKey</text:span>. Persistence-capable subclasses of <text:span text:style-name="T1">Part</text:span> must not have an objectid class.</text:p>
      <text:p text:style-name="P1">Another concrete class <text:span text:style-name="T1">Assembly</text:span> that extends <text:span text:style-name="T1">Component</text:span> must declare a concrete objectid class (for example, <text:span text:style-name="T1">AssemblyKey</text:span>) that extends <text:span text:style-name="T1">ComponentKey</text:span>. If there is a key field, it must be declared in both <text:span text:style-name="T1">Assembly</text:span> and <text:span text:style-name="T1">AssemblyKey</text:span>. Persistence-capable subclasses of <text:span text:style-name="T1">Assembly</text:span> must not have an objectid class.</text:p>
      <text:p text:style-name="P1"><text:soft-page-break/>There might be other abstract classes or non-persistence-capable classes in the <text:alphabetical-index-mark-start text:id="IMark5220941248" text:main-entry="true"/>inheritance<text:alphabetical-index-mark-end text:id="IMark5220941248"/> hierarchy between <text:span text:style-name="T1">Component</text:span> and <text:span text:style-name="T1">Part</text:span>, or between <text:span text:style-name="T1">Component</text:span> and <text:span text:style-name="T1">Assembly</text:span>. These classes are ignored for the purposes of objectid classes and key fields.</text:p>
      <text:p text:style-name="P1">Readers primarily interested in developing applications with the JDO API can ignore the following chapter. Skip to Chapter 8<text:a xlink:type="simple" xlink:href="#R-1026380" text:style-name="Internet_20_link" text:visited-style-name="Visited_20_Internet_20_Link"><text:span text:style-name="T3">.</text:span></text:a><text:span text:style-name="T4"> </text:span></text:p>
      <text:p text:style-name="P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ArialMT" svg:font-family="ArialMT"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loext:contextual-spacing="false" fo:margin-left="1.905cm" fo:margin-right="0cm" fo:margin-top="0cm" fo:margin-bottom="0.247cm" style:line-height-at-least="0.406cm" fo:text-align="justify" style:justify-single-word="false" fo:orphans="0" fo:widows="0" fo:text-indent="0cm" style:auto-text-indent="false" style:writing-mode="lr-tb">
        <style:tab-stops>
          <style:tab-stop style:position="1.91cm"/>
          <style:tab-stop style:position="4.445cm"/>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2</meta:editing-cycles>
    <meta:creation-date>2012-06-24T14:23:19.44</meta:creation-date>
    <meta:editing-duration>P8DT16H48M25S</meta:editing-duration>
    <meta:generator>OpenOffice/4.1.6$Unix OpenOffice.org_project/416m1$Build-9790</meta:generator>
    <dc:title>JDO_Chapter</dc:title>
    <dc:date>2021-07-01T21:38:32</dc:date>
    <dc:creator>Michael Bouschen</dc:creator>
    <meta:document-statistic meta:table-count="0" meta:image-count="8" meta:object-count="0" meta:page-count="11" meta:paragraph-count="136" meta:word-count="4137" meta:character-count="2628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